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1758" officeooo:paragraph-rsid="001f17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micode IT Solutions Private Limited. is one of the leading Development product based company in India that focuses on providing quality and timely solution to clients within the budget. <text:s/>We believe in long term relationship</text:p>
      <text:p text:style-name="P1">and help the client to fulfill their product vision into reality. We have experience in developing various kinds of products like School ERP Portal, Employee ERP Portals, Mobile Application for School Product and many more.</text:p>
      <text:p text:style-name="P1"/>
      <text:p text:style-name="P1">Together, Cosmicode,s research and develop new technologies from Schools ERP Product Web Services on behalf of our customers: shoppers, sellers around the world.</text:p>
      <text:p text:style-name="P1"/>
      <text:p text:style-name="P1">Our mission is to be Earth's most customer-centric company. Our actions, goals, projects, programs, and inventions begin and end with the customer top of mind.</text:p>
      <text:p text:style-name="P1"/>
      <text:p text:style-name="P1">You'll also hear us say that at Cosmicode, it's always "Day 1."​ What do we mean? That our approach remains the same as it was on Cosmicode's very first day - to make smart, fast decisions, stay nimble, invent, and focus on delighting our custom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0:49:35.694000000</meta:creation-date>
    <dc:date>2018-10-08T10:49:46.450000000</dc:date>
    <meta:editing-duration>PT11S</meta:editing-duration>
    <meta:editing-cycles>1</meta:editing-cycles>
    <meta:document-statistic meta:table-count="0" meta:image-count="0" meta:object-count="0" meta:page-count="1" meta:paragraph-count="5" meta:word-count="130" meta:character-count="1018" meta:non-whitespace-character-count="706"/>
    <meta:generator>LibreOffice/5.3.2.2$Windows_X86_64 LibreOffice_project/6cd4f1ef626f15116896b1d8e1398b56da0d0ee1</meta:generator>
  </office:meta>
</office:document-meta>
</file>